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6650645351189466655"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1441961146398274302"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6374924250477903551"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4108173028724397972"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12T19:56:55.73</dc:date>
    <dc:creator>James Lombardi</dc:creator>
    <meta:editing-duration>P3DT2H51M5S</meta:editing-duration>
    <meta:editing-cycles>314</meta:editing-cycles>
    <meta:generator>OpenOffice/4.1.2$Win32 OpenOffice.org_project/412m3$Build-9782</meta:generator>
    <meta:document-statistic meta:table-count="0" meta:image-count="0" meta:object-count="0" meta:page-count="47" meta:paragraph-count="1240" meta:word-count="13520" meta:character-count="66714"/>
  </office:meta>
</office:document-meta>
</file>